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1984in" svg:height="9.3713in" svg:x="4.5835in" svg:y="0.1142in">
            <draw:object draw:notify-on-update-of-ranges="Sheet1.A1:Sheet1.A1 Sheet1.A2:Sheet1.A61 Sheet1.B1:Sheet1.B1 Sheet1.B2:Sheet1.B61 Sheet1.A1:Sheet1.A1 Sheet1.A2:Sheet1.A61 Sheet1.C1:Sheet1.C1 Sheet1.C2:Sheet1.C61 Sheet1.A1:Sheet1.A1 Sheet1.A2:Sheet1.A61 Sheet1.D1:Sheet1.D1 Sheet1.D2:Sheet1.D61 Sheet1.A1:Sheet1.A1 Sheet1.A2:Sheet1.A61 Sheet1.E1:Sheet1.E1 Sheet1.E2:Sheet1.E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ustodial</text:p>
          </table:table-cell>
          <table:table-cell office:value-type="string" calcext:value-type="string">
            <text:p>nonverifiable</text:p>
          </table:table-cell>
          <table:table-cell office:value-type="string" calcext:value-type="string">
            <text:p>nosource</text:p>
          </table:table-cell>
          <table:table-cell office:value-type="string" calcext:value-type="string">
            <text:p>reproduci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.34" calcext:value-type="float">
            <text:p>564.34</text:p>
          </table:table-cell>
          <table:table-cell office:value-type="float" office:value="78.36" calcext:value-type="float">
            <text:p>78.36</text:p>
          </table:table-cell>
          <table:table-cell office:value-type="float" office:value="340.55" calcext:value-type="float">
            <text:p>340.55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.25" calcext:value-type="float">
            <text:p>221.25</text:p>
          </table:table-cell>
          <table:table-cell office:value-type="float" office:value="27.51" calcext:value-type="float">
            <text:p>27.51</text:p>
          </table:table-cell>
          <table:table-cell office:value-type="float" office:value="53.22" calcext:value-type="float">
            <text:p>53.22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.81" calcext:value-type="float">
            <text:p>104.81</text:p>
          </table:table-cell>
          <table:table-cell office:value-type="float" office:value="4.64" calcext:value-type="float">
            <text:p>4.64</text:p>
          </table:table-cell>
          <table:table-cell office:value-type="float" office:value="51.43" calcext:value-type="float">
            <text:p>51.4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.47" calcext:value-type="float">
            <text:p>104.47</text:p>
          </table:table-cell>
          <table:table-cell office:value-type="float" office:value="3.27" calcext:value-type="float">
            <text:p>3.27</text:p>
          </table:table-cell>
          <table:table-cell office:value-type="float" office:value="19.18" calcext:value-type="float">
            <text:p>19.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.73" calcext:value-type="float">
            <text:p>102.73</text:p>
          </table:table-cell>
          <table:table-cell office:value-type="float" office:value="2.61" calcext:value-type="float">
            <text:p>2.61</text:p>
          </table:table-cell>
          <table:table-cell office:value-type="float" office:value="14.83" calcext:value-type="float">
            <text:p>14.8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.71" calcext:value-type="float">
            <text:p>72.71</text:p>
          </table:table-cell>
          <table:table-cell office:value-type="float" office:value="1.13" calcext:value-type="float">
            <text:p>1.13</text:p>
          </table:table-cell>
          <table:table-cell office:value-type="float" office:value="11.48" calcext:value-type="float">
            <text:p>11.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.42" calcext:value-type="float">
            <text:p>61.42</text:p>
          </table:table-cell>
          <table:table-cell office:value-type="float" office:value="0.83" calcext:value-type="float">
            <text:p>0.83</text:p>
          </table:table-cell>
          <table:table-cell office:value-type="float" office:value="7.81" calcext:value-type="float">
            <text:p>7.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.44" calcext:value-type="float">
            <text:p>58.44</text:p>
          </table:table-cell>
          <table:table-cell office:value-type="float" office:value="0.58" calcext:value-type="float">
            <text:p>0.58</text:p>
          </table:table-cell>
          <table:table-cell office:value-type="float" office:value="7.67" calcext:value-type="float">
            <text:p>7.6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26" calcext:value-type="float">
            <text:p>37.26</text:p>
          </table:table-cell>
          <table:table-cell office:value-type="float" office:value="0.44" calcext:value-type="float">
            <text:p>0.44</text:p>
          </table:table-cell>
          <table:table-cell office:value-type="float" office:value="7.55" calcext:value-type="float">
            <text:p>7.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84" calcext:value-type="float">
            <text:p>27.84</text:p>
          </table:table-cell>
          <table:table-cell office:value-type="float" office:value="0.26" calcext:value-type="float">
            <text:p>0.26</text:p>
          </table:table-cell>
          <table:table-cell office:value-type="float" office:value="7.27" calcext:value-type="float">
            <text:p>7.2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98" calcext:value-type="float">
            <text:p>22.98</text:p>
          </table:table-cell>
          <table:table-cell office:value-type="float" office:value="0.19" calcext:value-type="float">
            <text:p>0.19</text:p>
          </table:table-cell>
          <table:table-cell office:value-type="float" office:value="4.02" calcext:value-type="float">
            <text:p>4.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75" calcext:value-type="float">
            <text:p>18.75</text:p>
          </table:table-cell>
          <table:table-cell office:value-type="float" office:value="0.15" calcext:value-type="float">
            <text:p>0.15</text:p>
          </table:table-cell>
          <table:table-cell office:value-type="float" office:value="3.54" calcext:value-type="float">
            <text:p>3.5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28" calcext:value-type="float">
            <text:p>15.28</text:p>
          </table:table-cell>
          <table:table-cell office:value-type="float" office:value="0.1" calcext:value-type="float">
            <text:p>0.1</text:p>
          </table:table-cell>
          <table:table-cell office:value-type="float" office:value="2.59" calcext:value-type="float">
            <text:p>2.5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45" calcext:value-type="float">
            <text:p>11.45</text:p>
          </table:table-cell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17" calcext:value-type="float">
            <text:p>10.17</text:p>
          </table:table-cell>
          <table:table-cell office:value-type="float" office:value="0.09" calcext:value-type="float">
            <text:p>0.09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.02" calcext:value-type="float">
            <text:p>8.02</text:p>
          </table:table-cell>
          <table:table-cell office:value-type="float" office:value="0.07" calcext:value-type="float">
            <text:p>0.07</text:p>
          </table:table-cell>
          <table:table-cell office:value-type="float" office:value="1.61" calcext:value-type="float">
            <text:p>1.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3" calcext:value-type="float">
            <text:p>7.83</text:p>
          </table:table-cell>
          <table:table-cell office:value-type="float" office:value="0.05" calcext:value-type="float">
            <text:p>0.05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83" calcext:value-type="float">
            <text:p>7.83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69" calcext:value-type="float">
            <text:p>7.69</text:p>
          </table:table-cell>
          <table:table-cell/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52" calcext:value-type="float">
            <text:p>4.52</text:p>
          </table:table-cell>
          <table:table-cell/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1" calcext:value-type="float">
            <text:p>3.81</text:p>
          </table:table-cell>
          <table:table-cell/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8" calcext:value-type="float">
            <text:p>3.68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" calcext:value-type="float">
            <text:p>0.9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4" calcext:value-type="float">
            <text:p>0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7.8866in" svg:height="9.8673in" svg:x="7.3657in" svg:y="10.8327in">
            <draw:object draw:notify-on-update-of-ranges="Sheet2.A2:Sheet2.A2 Sheet2.C2:Sheet2.C56 Sheet2.B2:Sheet2.B56 Sheet2.A57:Sheet2.A57 Sheet2.C57:Sheet2.C72 Sheet2.B57:Sheet2.B72 Sheet2.A73:Sheet2.A73 Sheet2.C73:Sheet2.C103 Sheet2.B73:Sheet2.B103 Sheet2.A104:Sheet2.A104 Sheet2.C104:Sheet2.C107 Sheet2.B104:Sheet2.B10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erdict</text:p>
          </table:table-cell>
          <table:table-cell office:value-type="string" calcext:value-type="string">
            <text:p>AverageRatingsPerDay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verage stars</text:p>
          </table:table-cell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564.19" calcext:value-type="float">
            <text:p>564.1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ash App</text:p>
          </table:table-cell>
          <table:table-cell table:formula="of:=AVERAGE([.C2:.C56])" office:value-type="float" office:value="4.03272727272727" calcext:value-type="float">
            <text:p>4.03272727272727</text:p>
          </table:table-cell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221.22" calcext:value-type="float">
            <text:p>221.22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OKEx - Bitcoin/Crypto Trading Platform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04.8" calcext:value-type="float">
            <text:p>104.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nance: Bitcoin Marketplace &amp; Crypto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04.46" calcext:value-type="float">
            <text:p>104.4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Crypto.com - Buy Bitcoin Now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02.72" calcext:value-type="float">
            <text:p>102.72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oinbase – Buy &amp; Sell Bitcoin. Crypto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72.71" calcext:value-type="float">
            <text:p>72.7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uno: Buy Bitcoin, Ethereum and Cryptocurrency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61.41" calcext:value-type="float">
            <text:p>61.4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oins.ph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58.43" calcext:value-type="float">
            <text:p>58.4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eToro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37.25" calcext:value-type="float">
            <text:p>37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bpay Bitcoin and Cryptocurrency Exchange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27.84" calcext:value-type="float">
            <text:p>27.8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Bitcoin Wallet - Buy BTC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22.98" calcext:value-type="float">
            <text:p>22.9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Paxful Bitcoin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8.75" calcext:value-type="float">
            <text:p>18.7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Uphold: buy and sell Bitcoin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5.28" calcext:value-type="float">
            <text:p>15.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raken Pro: Advanced Bitcoin &amp; Crypto Trading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1.45" calcext:value-type="float">
            <text:p>11.45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Remitano - Buy &amp; Sell Bitcoin Fast &amp; Securely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0.17" calcext:value-type="float">
            <text:p>10.1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Ripio Bitcoin Wallet: the new digital economy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8.02" calcext:value-type="float">
            <text:p>8.0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Unocoin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7.83" calcext:value-type="float">
            <text:p>7.8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Xapo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7.83" calcext:value-type="float">
            <text:p>7.8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tstamp – Buy &amp; Sell Bitcoin at Crypto Exchange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7.69" calcext:value-type="float">
            <text:p>7.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coin &amp; Crypto Blockchain Wallet: Free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5.75" calcext:value-type="float">
            <text:p>5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ra Bitcoin Crypto Wallet Buy Trade Earn Interes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4.75" calcext:value-type="float">
            <text:p>4.75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oinEx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4.52" calcext:value-type="float">
            <text:p>4.5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oinbase Pro – Bitcoin &amp; Crypto Trading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3.81" calcext:value-type="float">
            <text:p>3.8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oloniex Crypto Exchange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3.76" calcext:value-type="float">
            <text:p>3.76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Huobi Global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3.73" calcext:value-type="float">
            <text:p>3.7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Bcoiner - Free Bitcoin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3.68" calcext:value-type="float">
            <text:p>3.6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ryptonator cryptocurrency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3.18" calcext:value-type="float">
            <text:p>3.18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rypto Exchange Currency.com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3.17" calcext:value-type="float">
            <text:p>3.1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Busha: Buy &amp; Sell Bitcoin, Ethereum. Crypto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Shakepay: Buy Bitcoin in Canada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BuyCoins - Buy &amp; Sell Bitcoin, Ethereum, Litecoin</text:p>
          </table:table-cell>
          <table:table-cell/>
        </table:table-row>
        <table:table-row table:style-name="ro2">
          <table:table-cell office:value-type="string" calcext:value-type="string">
            <text:p>custodial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coin Wallet. Buy &amp; Exchange BTC coin－Free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2.11" calcext:value-type="float">
            <text:p>2.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HitBTC – Cryptocurrency Exchange &amp; Trading BTC App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2.05" calcext:value-type="float">
            <text:p>2.0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YouHodler - Crypto and Bitcoin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.98" calcext:value-type="float">
            <text:p>1.9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TenX - Buy Bitcoin &amp; Crypto Card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.7" calcext:value-type="float">
            <text:p>1.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Gemini: Buy Bitcoin Instantly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.66" calcext:value-type="float">
            <text:p>1.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Wallet - Buy &amp; Sell Bitcoin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.25" calcext:value-type="float">
            <text:p>1.2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oinPayments - Crypto Wallet for Bitcoin/Altcoins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1.17" calcext:value-type="float">
            <text:p>1.17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hange: Crypto Wallet to Buy Sell &amp; Trade Bitcoin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98" calcext:value-type="float">
            <text:p>0.9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BitMart - Cryptocurrency Exchange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t2Me - Buy and Sell Cryptocurrencies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9" calcext:value-type="float">
            <text:p>0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BlueWallet Bitcoin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75" calcext:value-type="float">
            <text:p>0.7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onio Bitcoin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75" calcext:value-type="float">
            <text:p>0.7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WFT Blockchain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56" calcext:value-type="float">
            <text:p>0.56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Bitrefill - Use Bitcoin to buy Gift Cards &amp; Topups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46" calcext:value-type="float">
            <text:p>0.46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Wallet of Satoshi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39" calcext:value-type="float">
            <text:p>0.3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Bitcoin Wallet by SpectroCoin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.com - Bitcoin wallet. Compra, vende, almacena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34" calcext:value-type="float">
            <text:p>0.3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TASIS Stablecoin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31" calcext:value-type="float">
            <text:p>0.3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ILC / BTC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27" calcext:value-type="float">
            <text:p>0.2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ayWay Wallet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22" calcext:value-type="float">
            <text:p>0.22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oinsquare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17" calcext:value-type="float">
            <text:p>0.1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BuyUcoin - Popular Indian Crypto Currency Exchange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11" calcext:value-type="float">
            <text:p>0.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Kraken Futures: Bitcoin &amp; Crypto Futures Trading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ercury Cash</text:p>
          </table:table-cell>
          <table:table-cell/>
        </table:table-row>
        <table:table-row table:style-name="ro1">
          <table:table-cell office:value-type="string" calcext:value-type="string">
            <text:p>custodial</text:p>
          </table:table-cell>
          <table:table-cell office:value-type="float" office:value="0.07" calcext:value-type="float">
            <text:p>0.07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Bitcoin Wallet BitBucks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78.36" calcext:value-type="float">
            <text:p>78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kchain Wallet: Buy and Sell Bitcoin &amp; Crypto</text:p>
          </table:table-cell>
          <table:table-cell table:formula="of:=AVERAGE([.C57:.C72])" office:value-type="float" office:value="3.99375" calcext:value-type="float">
            <text:p>3.99375</text:p>
          </table:table-cell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27.51" calcext:value-type="float">
            <text:p>27.5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BRD Bitcoin Wallet. BTC, Bitcoin Cash, Ethereum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4.64" calcext:value-type="float">
            <text:p>4.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Pay - Buy Crypto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3.27" calcext:value-type="float">
            <text:p>3.2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Edge - Bitcoin, Ethereum, Monero, Ripple Wallet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2.61" calcext:value-type="float">
            <text:p>2.6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rustee Wallet - best bitcoin and crypto wallet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1.13" calcext:value-type="float">
            <text:p>1.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lectrum Bitcoin Wallet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83" calcext:value-type="float">
            <text:p>0.83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itcoin Wallet Blockchain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58" calcext:value-type="float">
            <text:p>0.5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Coin Bitcoin Wallet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44" calcext:value-type="float">
            <text:p>0.4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hoenix 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26" calcext:value-type="float">
            <text:p>0.26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Haven - Private Shopping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W: Bitcoin and Lightning Wallet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nes Wallet - Lunes, Bitcoin, Litecoin, Buy BTC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HODL Wallet : Bitcoin Wallet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lair Mobile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09" calcext:value-type="float">
            <text:p>0.0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Bitcoin Paper Wallet</text:p>
          </table:table-cell>
          <table:table-cell/>
        </table:table-row>
        <table:table-row table:style-name="ro1">
          <table:table-cell office:value-type="string" calcext:value-type="string">
            <text:p>nonverifiable</text:p>
          </table:table-cell>
          <table:table-cell office:value-type="float" office:value="0.07" calcext:value-type="float">
            <text:p>0.0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itcoin Wallet - Airbitz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340.53" calcext:value-type="float">
            <text:p>340.5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Trust Crypto Wallet: Bitcoin Ethereum Tron XRP PAX</text:p>
          </table:table-cell>
          <table:table-cell table:formula="of:=AVERAGE([.C73:.C103])" office:value-type="float" office:value="4.20645161290323" calcext:value-type="float">
            <text:p>4.20645161290323</text:p>
          </table:table-cell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53.22" calcext:value-type="float">
            <text:p>53.2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tcoin Wallet &amp; Ethereum Ripple Tron EOS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51.42" calcext:value-type="float">
            <text:p>51.4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Exodus: Crypto Bitcoin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19.18" calcext:value-type="float">
            <text:p>19.1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oinomi Wallet :: Bitcoin Ethereum Altcoins Tokens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14.83" calcext:value-type="float">
            <text:p>14.83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oinbase Wallet — Crypto Wallet &amp; DApp Browser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11.48" calcext:value-type="float">
            <text:p>11.4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Bitcoin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7.81" calcext:value-type="float">
            <text:p>7.8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Lumi Crypto and Bitcoin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7.67" calcext:value-type="float">
            <text:p>7.67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Bitcoin Wallet Totalcoin - Buy and Sell Bitcoin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7.55" calcext:value-type="float">
            <text:p>7.5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Enjin: Bitcoin, Ethereum, Blockchain Crypto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7.27" calcext:value-type="float">
            <text:p>7.2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Jaxx Liberty: Blockchain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4.02" calcext:value-type="float">
            <text:p>4.0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ZenGo Crypto &amp; Bitcoin Wallet: Buy, Earn &amp; Trade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3.54" calcext:value-type="float">
            <text:p>3.5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rypto.com l DeFi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2.59" calcext:value-type="float">
            <text:p>2.5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Guarda Crypto Wallet: Bitcoin, Ethereum, Ripple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1.72" calcext:value-type="float">
            <text:p>1.72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Infinito Wallet - Crypto Wallet &amp; DApp Browser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1.64" calcext:value-type="float">
            <text:p>1.6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onarch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1.61" calcext:value-type="float">
            <text:p>1.6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oWallet: Bitcoin Wallet. A Secure Crypto Wallet.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97" calcext:value-type="float">
            <text:p>0.9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obo Wallet: Bitcoin, Ethereum, Dash, XRP, XLM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78" calcext:value-type="float">
            <text:p>0.78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umaPay Blockchain Wallet 4 Bitcoin &amp; Crypto Coins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68" calcext:value-type="float">
            <text:p>0.6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Flare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68" calcext:value-type="float">
            <text:p>0.68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ylo - Smart Wallet &amp; Messenger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65" calcext:value-type="float">
            <text:p>0.65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Eidoo: Bitcoin and Ethereum Wallet and Exchange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54" calcext:value-type="float">
            <text:p>0.54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itpie Wallet - Bitcoin USDT ETH EOS BCH TRON LTC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53" calcext:value-type="float">
            <text:p>0.5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aytomat Wallet: Bitcoin, Ethereum, EOS, tokens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41" calcext:value-type="float">
            <text:p>0.4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Vidulum - Multi-Asset Cryptocurrency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38" calcext:value-type="float">
            <text:p>0.3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ViaWallet - Multi-chain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19" calcext:value-type="float">
            <text:p>0.1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Zumo - Bitcoin Wallet App - Buy, Store, &amp; Transfer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18" calcext:value-type="float">
            <text:p>0.18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Magnum Wallet – Bitcoin, Ethereum, Crypto Exchange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15" calcext:value-type="float">
            <text:p>0.1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ZelCore - Multi Asset Crypto Wallet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13" calcext:value-type="float">
            <text:p>0.13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AnkerPay: Blockchain Crypto Wallet – BTC, ETH, LTC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vercoin: Bitcoin, Ripple, ETH</text:p>
          </table:table-cell>
          <table:table-cell/>
        </table:table-row>
        <table:table-row table:style-name="ro1">
          <table:table-cell office:value-type="string" calcext:value-type="string">
            <text:p>nosource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Casa App - Secure your Bitcoin</text:p>
          </table:table-cell>
          <table:table-cell/>
        </table:table-row>
        <table:table-row table:style-name="ro1">
          <table:table-cell office:value-type="string" calcext:value-type="string">
            <text:p>reproducible</text:p>
          </table:table-cell>
          <table:table-cell office:value-type="float" office:value="11.27" calcext:value-type="float">
            <text:p>11.27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itcoin Wallet</text:p>
          </table:table-cell>
          <table:table-cell table:formula="of:=AVERAGE([.C104:.C107])"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reproducible</text:p>
          </table:table-cell>
          <table:table-cell office:value-type="float" office:value="6.56" calcext:value-type="float">
            <text:p>6.5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Mycelium Bitcoin Wallet</text:p>
          </table:table-cell>
          <table:table-cell/>
        </table:table-row>
        <table:table-row table:style-name="ro1">
          <table:table-cell office:value-type="string" calcext:value-type="string">
            <text:p>reproducible</text:p>
          </table:table-cell>
          <table:table-cell office:value-type="float" office:value="0.63" calcext:value-type="float">
            <text:p>0.63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Green: Bitcoin Wallet</text:p>
          </table:table-cell>
          <table:table-cell/>
        </table:table-row>
        <table:table-row table:style-name="ro1">
          <table:table-cell office:value-type="string" calcext:value-type="string">
            <text:p>reproducible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Unstoppable - Invest In Cryp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eo Wandersleb</meta:initial-creator>
    <meta:creation-date>2020-10-28T00:05:48.114131011</meta:creation-date>
    <dc:date>2020-10-28T00:57:37.204792222</dc:date>
    <dc:creator>Leo Wandersleb</dc:creator>
    <meta:editing-duration>PT10M48S</meta:editing-duration>
    <meta:editing-cycles>2</meta:editing-cycles>
    <meta:generator>LibreOffice/6.4.6.2$Linux_X86_64 LibreOffice_project/40$Build-2</meta:generator>
    <meta:document-statistic meta:table-count="2" meta:cell-count="61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605cm" svg:height="23.804cm" xlink:href=".." xlink:type="simple" chart:class="chart:scatter" chart:style-name="ch1">
        <chart:legend chart:legend-position="end" svg:x="35.33cm" svg:y="10.856cm" style:legend-expansion="high" chart:style-name="ch2"/>
        <chart:plot-area chart:style-name="ch3" table:cell-range-address="Sheet1.A1:Sheet1.E61" chart:data-source-has-labels="row" svg:x="0.772cm" svg:y="0.476cm" svg:width="33.786cm" svg:height="22.852cm">
          <chartooo:coordinate-region svg:x="1.684cm" svg:y="0.676cm" svg:width="32.607cm" svg:height="22.0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1" chart:label-cell-address="Sheet1.B1:Sheet1.B1" chart:class="chart:scatter">
            <chart:domain table:cell-range-address="Sheet1.A2:Sheet1.A61"/>
            <chart:data-point chart:repeated="60"/>
          </chart:series>
          <chart:series chart:style-name="ch8" chart:values-cell-range-address="Sheet1.C2:Sheet1.C61" chart:label-cell-address="Sheet1.C1:Sheet1.C1" chart:class="chart:scatter">
            <chart:data-point chart:repeated="60"/>
          </chart:series>
          <chart:series chart:style-name="ch9" chart:values-cell-range-address="Sheet1.D2:Sheet1.D61" chart:label-cell-address="Sheet1.D1:Sheet1.D1" chart:class="chart:scatter">
            <chart:data-point chart:repeated="60"/>
          </chart:series>
          <chart:series chart:style-name="ch10" chart:values-cell-range-address="Sheet1.E2:Sheet1.E61" chart:label-cell-address="Sheet1.E1:Sheet1.E1" chart:class="chart:scatte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stodial</text:p>
                <draw:g>
                  <svg:desc>Sheet1.B1:Sheet1.B1</svg:desc>
                </draw:g>
              </table:table-cell>
              <table:table-cell office:value-type="string">
                <text:p>nonverifiable</text:p>
                <draw:g>
                  <svg:desc>Sheet1.C1:Sheet1.C1</svg:desc>
                </draw:g>
              </table:table-cell>
              <table:table-cell office:value-type="string">
                <text:p>nosource</text:p>
                <draw:g>
                  <svg:desc>Sheet1.D1:Sheet1.D1</svg:desc>
                </draw:g>
              </table:table-cell>
              <table:table-cell office:value-type="string">
                <text:p>reproduci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1</svg:desc>
                </draw:g>
              </table:table-cell>
              <table:table-cell office:value-type="float" office:value="564.34">
                <text:p>564.34</text:p>
                <draw:g>
                  <svg:desc>Sheet1.B2:Sheet1.B61</svg:desc>
                </draw:g>
              </table:table-cell>
              <table:table-cell office:value-type="float" office:value="78.36">
                <text:p>78.36</text:p>
                <draw:g>
                  <svg:desc>Sheet1.C2:Sheet1.C61</svg:desc>
                </draw:g>
              </table:table-cell>
              <table:table-cell office:value-type="float" office:value="340.55">
                <text:p>340.55</text:p>
                <draw:g>
                  <svg:desc>Sheet1.D2:Sheet1.D61</svg:desc>
                </draw:g>
              </table:table-cell>
              <table:table-cell office:value-type="float" office:value="11.27">
                <text:p>11.27</text:p>
                <draw:g>
                  <svg:desc>Sheet1.E2:Sheet1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1.25">
                <text:p>221.25</text:p>
              </table:table-cell>
              <table:table-cell office:value-type="float" office:value="27.51">
                <text:p>27.51</text:p>
              </table:table-cell>
              <table:table-cell office:value-type="float" office:value="53.22">
                <text:p>53.2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4.81">
                <text:p>104.81</text:p>
              </table:table-cell>
              <table:table-cell office:value-type="float" office:value="4.64">
                <text:p>4.64</text:p>
              </table:table-cell>
              <table:table-cell office:value-type="float" office:value="51.43">
                <text:p>51.4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4.47">
                <text:p>104.47</text:p>
              </table:table-cell>
              <table:table-cell office:value-type="float" office:value="3.27">
                <text:p>3.27</text:p>
              </table:table-cell>
              <table:table-cell office:value-type="float" office:value="19.18">
                <text:p>19.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2.73">
                <text:p>102.73</text:p>
              </table:table-cell>
              <table:table-cell office:value-type="float" office:value="2.61">
                <text:p>2.61</text:p>
              </table:table-cell>
              <table:table-cell office:value-type="float" office:value="14.83">
                <text:p>14.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2.71">
                <text:p>72.71</text:p>
              </table:table-cell>
              <table:table-cell office:value-type="float" office:value="1.13">
                <text:p>1.13</text:p>
              </table:table-cell>
              <table:table-cell office:value-type="float" office:value="11.48">
                <text:p>11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42">
                <text:p>61.42</text:p>
              </table:table-cell>
              <table:table-cell office:value-type="float" office:value="0.83">
                <text:p>0.83</text:p>
              </table:table-cell>
              <table:table-cell office:value-type="float" office:value="7.81">
                <text:p>7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8.44">
                <text:p>58.44</text:p>
              </table:table-cell>
              <table:table-cell office:value-type="float" office:value="0.58">
                <text:p>0.58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.26">
                <text:p>37.26</text:p>
              </table:table-cell>
              <table:table-cell office:value-type="float" office:value="0.44">
                <text:p>0.44</text:p>
              </table:table-cell>
              <table:table-cell office:value-type="float" office:value="7.55">
                <text:p>7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.84">
                <text:p>27.84</text:p>
              </table:table-cell>
              <table:table-cell office:value-type="float" office:value="0.26">
                <text:p>0.26</text:p>
              </table:table-cell>
              <table:table-cell office:value-type="float" office:value="7.27">
                <text:p>7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.98">
                <text:p>22.98</text:p>
              </table:table-cell>
              <table:table-cell office:value-type="float" office:value="0.19">
                <text:p>0.1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.75">
                <text:p>18.75</text:p>
              </table:table-cell>
              <table:table-cell office:value-type="float" office:value="0.15">
                <text:p>0.15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.28">
                <text:p>15.28</text:p>
              </table:table-cell>
              <table:table-cell office:value-type="float" office:value="0.1">
                <text:p>0.1</text:p>
              </table:table-cell>
              <table:table-cell office:value-type="float" office:value="2.59">
                <text:p>2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5">
                <text:p>11.45</text:p>
              </table:table-cell>
              <table:table-cell office:value-type="float" office:value="0.1">
                <text:p>0.1</text:p>
              </table:table-cell>
              <table:table-cell office:value-type="float" office:value="1.72">
                <text:p>1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17">
                <text:p>10.17</text:p>
              </table:table-cell>
              <table:table-cell office:value-type="float" office:value="0.09">
                <text:p>0.09</text:p>
              </table:table-cell>
              <table:table-cell office:value-type="float" office:value="1.64">
                <text:p>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02">
                <text:p>8.02</text:p>
              </table:table-cell>
              <table:table-cell office:value-type="float" office:value="0.07">
                <text:p>0.07</text:p>
              </table:table-cell>
              <table:table-cell office:value-type="float" office:value="1.61">
                <text:p>1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83">
                <text:p>7.83</text:p>
              </table:table-cell>
              <table:table-cell office:value-type="float" office:value="0.05">
                <text:p>0.05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.83">
                <text:p>7.83</text:p>
              </table:table-cell>
              <table:table-cell office:value-type="float" office:value="0.02">
                <text:p>0.02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69">
                <text:p>7.69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76">
                <text:p>5.76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75">
                <text:p>4.75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52">
                <text:p>4.52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1">
                <text:p>2.11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05">
                <text:p>2.05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98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66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3" chart:maximum="5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433cm" svg:height="25.064cm" xlink:href=".." xlink:type="simple" chart:class="chart:scatter" chart:style-name="ch1">
        <chart:legend chart:legend-position="end" svg:x="42.747cm" svg:y="11.486cm" style:legend-expansion="high" chart:style-name="ch2"/>
        <chart:plot-area chart:style-name="ch3" table:cell-range-address="Sheet2.B2:Sheet2.C56 Sheet2.A2:Sheet2.A2 Sheet2.A57:Sheet2.A57 Sheet2.C57:Sheet2.C107 Sheet2.A73:Sheet2.A73 Sheet2.A104:Sheet2.A104" chart:data-source-has-labels="row" svg:x="0.908cm" svg:y="0.501cm" svg:width="40.931cm" svg:height="24.062cm">
          <chartooo:coordinate-region svg:x="4.043cm" svg:y="0.501cm" svg:width="37.424cm" svg:height="23.4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56" chart:label-cell-address="Sheet2.A2:Sheet2.A2" chart:class="chart:scatter">
            <chart:domain table:cell-range-address="Sheet2.B2:Sheet2.B56"/>
            <chart:data-point chart:repeated="55"/>
          </chart:series>
          <chart:series chart:style-name="ch8" chart:values-cell-range-address="Sheet2.C57:Sheet2.C72" chart:label-cell-address="Sheet2.A57:Sheet2.A57" chart:class="chart:scatter">
            <chart:domain table:cell-range-address="Sheet2.B57:Sheet2.B72"/>
            <chart:data-point chart:repeated="16"/>
          </chart:series>
          <chart:series chart:style-name="ch9" chart:values-cell-range-address="Sheet2.C73:Sheet2.C103" chart:label-cell-address="Sheet2.A73:Sheet2.A73" chart:class="chart:scatter">
            <chart:domain table:cell-range-address="Sheet2.B73:Sheet2.B103"/>
            <chart:data-point chart:repeated="31"/>
          </chart:series>
          <chart:series chart:style-name="ch10" chart:values-cell-range-address="Sheet2.C104:Sheet2.C107" chart:label-cell-address="Sheet2.A104:Sheet2.A104" chart:class="chart:scatter">
            <chart:domain table:cell-range-address="Sheet2.B104:Sheet2.B107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ustodial</text:p>
                <draw:g>
                  <svg:desc>Sheet2.A2:Sheet2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onverifiable</text:p>
                <draw:g>
                  <svg:desc>Sheet2.A57:Sheet2.A5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osource</text:p>
                <draw:g>
                  <svg:desc>Sheet2.A73:Sheet2.A7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reproducible</text:p>
                <draw:g>
                  <svg:desc>Sheet2.A104:Sheet2.A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4.19">
                <text:p>564.19</text:p>
                <draw:g>
                  <svg:desc>Sheet2.B2:Sheet2.B56</svg:desc>
                </draw:g>
              </table:table-cell>
              <table:table-cell office:value-type="float" office:value="4.2">
                <text:p>4.2</text:p>
                <draw:g>
                  <svg:desc>Sheet2.C2:Sheet2.C56</svg:desc>
                </draw:g>
              </table:table-cell>
              <table:table-cell office:value-type="float" office:value="78.36">
                <text:p>78.36</text:p>
                <draw:g>
                  <svg:desc>Sheet2.B57:Sheet2.B72</svg:desc>
                </draw:g>
              </table:table-cell>
              <table:table-cell office:value-type="float" office:value="4">
                <text:p>4</text:p>
                <draw:g>
                  <svg:desc>Sheet2.C57:Sheet2.C72</svg:desc>
                </draw:g>
              </table:table-cell>
              <table:table-cell office:value-type="float" office:value="340.53">
                <text:p>340.53</text:p>
                <draw:g>
                  <svg:desc>Sheet2.B73:Sheet2.B103</svg:desc>
                </draw:g>
              </table:table-cell>
              <table:table-cell office:value-type="float" office:value="4.6">
                <text:p>4.6</text:p>
                <draw:g>
                  <svg:desc>Sheet2.C73:Sheet2.C103</svg:desc>
                </draw:g>
              </table:table-cell>
              <table:table-cell office:value-type="float" office:value="11.27">
                <text:p>11.27</text:p>
                <draw:g>
                  <svg:desc>Sheet2.B104:Sheet2.B107</svg:desc>
                </draw:g>
              </table:table-cell>
              <table:table-cell office:value-type="float" office:value="3.9">
                <text:p>3.9</text:p>
                <draw:g>
                  <svg:desc>Sheet2.C104:Sheet2.C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1.22">
                <text:p>221.22</text:p>
              </table:table-cell>
              <table:table-cell office:value-type="float" office:value="4.9">
                <text:p>4.9</text:p>
              </table:table-cell>
              <table:table-cell office:value-type="float" office:value="27.51">
                <text:p>27.51</text:p>
              </table:table-cell>
              <table:table-cell office:value-type="float" office:value="4.1">
                <text:p>4.1</text:p>
              </table:table-cell>
              <table:table-cell office:value-type="float" office:value="53.22">
                <text:p>53.22</text:p>
              </table:table-cell>
              <table:table-cell office:value-type="float" office:value="4.5">
                <text:p>4.5</text:p>
              </table:table-cell>
              <table:table-cell office:value-type="float" office:value="6.56">
                <text:p>6.5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.8">
                <text:p>104.8</text:p>
              </table:table-cell>
              <table:table-cell office:value-type="float" office:value="4.5">
                <text:p>4.5</text:p>
              </table:table-cell>
              <table:table-cell office:value-type="float" office:value="4.64">
                <text:p>4.64</text:p>
              </table:table-cell>
              <table:table-cell office:value-type="float" office:value="4">
                <text:p>4</text:p>
              </table:table-cell>
              <table:table-cell office:value-type="float" office:value="51.42">
                <text:p>51.42</text:p>
              </table:table-cell>
              <table:table-cell office:value-type="float" office:value="4.6">
                <text:p>4.6</text:p>
              </table:table-cell>
              <table:table-cell office:value-type="float" office:value="0.63">
                <text:p>0.6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.46">
                <text:p>104.46</text:p>
              </table:table-cell>
              <table:table-cell office:value-type="float" office:value="4.1">
                <text:p>4.1</text:p>
              </table:table-cell>
              <table:table-cell office:value-type="float" office:value="3.27">
                <text:p>3.27</text:p>
              </table:table-cell>
              <table:table-cell office:value-type="float" office:value="4.2">
                <text:p>4.2</text:p>
              </table:table-cell>
              <table:table-cell office:value-type="float" office:value="19.18">
                <text:p>19.18</text:p>
              </table:table-cell>
              <table:table-cell office:value-type="float" office:value="4.5">
                <text:p>4.5</text:p>
              </table:table-cell>
              <table:table-cell office:value-type="float" office:value="0.6">
                <text:p>0.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72">
                <text:p>102.72</text:p>
              </table:table-cell>
              <table:table-cell office:value-type="float" office:value="3.9">
                <text:p>3.9</text:p>
              </table:table-cell>
              <table:table-cell office:value-type="float" office:value="2.61">
                <text:p>2.61</text:p>
              </table:table-cell>
              <table:table-cell office:value-type="float" office:value="4.2">
                <text:p>4.2</text:p>
              </table:table-cell>
              <table:table-cell office:value-type="float" office:value="14.83">
                <text:p>14.83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71">
                <text:p>72.71</text:p>
              </table:table-cell>
              <table:table-cell office:value-type="float" office:value="4.2">
                <text:p>4.2</text:p>
              </table:table-cell>
              <table:table-cell office:value-type="float" office:value="1.13">
                <text:p>1.13</text:p>
              </table:table-cell>
              <table:table-cell office:value-type="float" office:value="3.2">
                <text:p>3.2</text:p>
              </table:table-cell>
              <table:table-cell office:value-type="float" office:value="11.48">
                <text:p>11.48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41">
                <text:p>61.41</text:p>
              </table:table-cell>
              <table:table-cell office:value-type="float" office:value="4.2">
                <text:p>4.2</text:p>
              </table:table-cell>
              <table:table-cell office:value-type="float" office:value="0.83">
                <text:p>0.83</text:p>
              </table:table-cell>
              <table:table-cell office:value-type="float" office:value="4.2">
                <text:p>4.2</text:p>
              </table:table-cell>
              <table:table-cell office:value-type="float" office:value="7.81">
                <text:p>7.8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43">
                <text:p>58.43</text:p>
              </table:table-cell>
              <table:table-cell office:value-type="float" office:value="4.3">
                <text:p>4.3</text:p>
              </table:table-cell>
              <table:table-cell office:value-type="float" office:value="0.58">
                <text:p>0.58</text:p>
              </table:table-cell>
              <table:table-cell office:value-type="float" office:value="4.1">
                <text:p>4.1</text:p>
              </table:table-cell>
              <table:table-cell office:value-type="float" office:value="7.67">
                <text:p>7.6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5">
                <text:p>37.25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4.4">
                <text:p>4.4</text:p>
              </table:table-cell>
              <table:table-cell office:value-type="float" office:value="7.55">
                <text:p>7.5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84">
                <text:p>27.84</text:p>
              </table:table-cell>
              <table:table-cell office:value-type="float" office:value="4.4">
                <text:p>4.4</text:p>
              </table:table-cell>
              <table:table-cell office:value-type="float" office:value="0.26">
                <text:p>0.26</text:p>
              </table:table-cell>
              <table:table-cell office:value-type="float" office:value="3.8">
                <text:p>3.8</text:p>
              </table:table-cell>
              <table:table-cell office:value-type="float" office:value="7.27">
                <text:p>7.2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8">
                <text:p>22.98</text:p>
              </table:table-cell>
              <table:table-cell office:value-type="float" office:value="3.4">
                <text:p>3.4</text:p>
              </table:table-cell>
              <table:table-cell office:value-type="float" office:value="0.19">
                <text:p>0.19</text:p>
              </table:table-cell>
              <table:table-cell office:value-type="float" office:value="4">
                <text:p>4</text:p>
              </table:table-cell>
              <table:table-cell office:value-type="float" office:value="4.02">
                <text:p>4.02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75">
                <text:p>18.75</text:p>
              </table:table-cell>
              <table:table-cell office:value-type="float" office:value="3.4">
                <text:p>3.4</text:p>
              </table:table-cell>
              <table:table-cell office:value-type="float" office:value="0.15">
                <text:p>0.15</text:p>
              </table:table-cell>
              <table:table-cell office:value-type="float" office:value="4">
                <text:p>4</text:p>
              </table:table-cell>
              <table:table-cell office:value-type="float" office:value="3.54">
                <text:p>3.5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8">
                <text:p>15.28</text:p>
              </table:table-cell>
              <table:table-cell office:value-type="float" office:value="4.5">
                <text:p>4.5</text:p>
              </table:table-cell>
              <table:table-cell office:value-type="float" office:value="0.1">
                <text:p>0.1</text:p>
              </table:table-cell>
              <table:table-cell office:value-type="float" office:value="3.8">
                <text:p>3.8</text:p>
              </table:table-cell>
              <table:table-cell office:value-type="float" office:value="2.59">
                <text:p>2.59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45">
                <text:p>11.45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1.72">
                <text:p>1.72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7">
                <text:p>10.17</text:p>
              </table:table-cell>
              <table:table-cell office:value-type="float" office:value="3.6">
                <text:p>3.6</text:p>
              </table:table-cell>
              <table:table-cell office:value-type="float" office:value="0.09">
                <text:p>0.09</text:p>
              </table:table-cell>
              <table:table-cell office:value-type="float" office:value="4.3">
                <text:p>4.3</text:p>
              </table:table-cell>
              <table:table-cell office:value-type="float" office:value="1.64">
                <text:p>1.6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2">
                <text:p>8.02</text:p>
              </table:table-cell>
              <table:table-cell office:value-type="float" office:value="4.6">
                <text:p>4.6</text:p>
              </table:table-cell>
              <table:table-cell office:value-type="float" office:value="0.07">
                <text:p>0.07</text:p>
              </table:table-cell>
              <table:table-cell office:value-type="float" office:value="3.6">
                <text:p>3.6</text:p>
              </table:table-cell>
              <table:table-cell office:value-type="float" office:value="1.61">
                <text:p>1.61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3">
                <text:p>7.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3">
                <text:p>7.83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9">
                <text:p>7.6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5">
                <text:p>5.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5">
                <text:p>4.7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52">
                <text:p>4.5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1">
                <text:p>3.81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6">
                <text:p>3.76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73">
                <text:p>3.73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8">
                <text:p>3.68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">
                <text:p>0.1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8">
                <text:p>3.1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7">
                <text:p>3.17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">
                <text:p>2.6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">
                <text:p>0.13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5">
                <text:p>2.2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5">
                <text:p>2.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1">
                <text:p>2.11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5">
                <text:p>2.05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8">
                <text:p>1.98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6">
                <text:p>1.6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">
                <text:p>1.2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7">
                <text:p>1.17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">
                <text:p>0.98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">
                <text:p>0.9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">
                <text:p>0.9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">
                <text:p>0.75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">
                <text:p>0.75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6">
                <text:p>0.56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">
                <text:p>0.46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">
                <text:p>0.3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">
                <text:p>0.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">
                <text:p>0.34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">
                <text:p>0.31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">
                <text:p>0.27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">
                <text:p>0.22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">
                <text:p>0.17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">
                <text:p>0.11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">
                <text:p>0.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">
                <text:p>0.07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